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NormativePaper" style:family="table">
      <style:table-properties style:width="19.001cm" table:align="margins"/>
    </style:style>
    <style:style style:name="ТаблицаNormativePaper.A" style:family="table-column">
      <style:table-column-properties style:column-width="9.5cm" style:rel-column-width="32767*"/>
    </style:style>
    <style:style style:name="ТаблицаNormativePaper.B" style:family="table-column">
      <style:table-column-properties style:column-width="9.5cm" style:rel-column-width="32768*"/>
    </style:style>
    <style:style style:name="ТаблицаNormativePaper.A1" style:family="table-cell">
      <style:table-cell-properties fo:padding="0.097cm" fo:border="0.002cm solid #000000"/>
    </style:style>
    <style:style style:name="ТаблицаNormativePaper.A2" style:family="table-cell">
      <style:table-cell-properties fo:padding="0.097cm" fo:border-left="0.002cm solid #000000" fo:border-right="none" fo:border-top="none" fo:border-bottom="0.002cm solid #000000"/>
    </style:style>
    <style:style style:name="ТаблицаNormativePape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DigitalData" style:family="table">
      <style:table-properties style:width="19.001cm" table:align="margins"/>
    </style:style>
    <style:style style:name="TableCargoDigitalData.A" style:family="table-column">
      <style:table-column-properties style:column-width="19.001cm" style:rel-column-width="65535*"/>
    </style:style>
    <style:style style:name="TableCargoDigitalData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DefectsByClass" style:family="table">
      <style:table-properties style:width="19.001cm" table:align="margins"/>
    </style:style>
    <style:style style:name="TableDefectsByClass.A" style:family="table-column">
      <style:table-column-properties style:column-width="3.969cm" style:rel-column-width="2250*"/>
    </style:style>
    <style:style style:name="TableDefectsByClass.B" style:family="table-column">
      <style:table-column-properties style:column-width="7.488cm" style:rel-column-width="4245*"/>
    </style:style>
    <style:style style:name="TableDefectsByClass.C" style:family="table-column">
      <style:table-column-properties style:column-width="7.544cm" style:rel-column-width="4277*"/>
    </style:style>
    <style:style style:name="TableDefectsByClass.A1" style:family="table-cell">
      <style:table-cell-properties fo:padding="0.097cm" fo:border="0.002cm solid #000000"/>
    </style:style>
    <style:style style:name="TableDefectsByClass.A2" style:family="table-cell">
      <style:table-cell-properties fo:padding="0.097cm" fo:border-left="0.002cm solid #000000" fo:border-right="none" fo:border-top="none" fo:border-bottom="0.002cm solid #000000"/>
    </style:style>
    <style:style style:name="TableDefectsByClas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TableQualityExpertise" style:family="table">
      <style:table-properties style:width="19.001cm" table:align="margins"/>
    </style:style>
    <style:style style:name="TableQualityExpertise.A" style:family="table-column">
      <style:table-column-properties style:column-width="9.5cm" style:rel-column-width="32767*"/>
    </style:style>
    <style:style style:name="TableQualityExpertise.B" style:family="table-column">
      <style:table-column-properties style:column-width="9.5cm" style:rel-column-width="32768*"/>
    </style:style>
    <style:style style:name="TableQualityExpertise.A1" style:family="table-cell">
      <style:table-cell-properties fo:padding="0.097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text-properties fo:color="#000000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Standard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/>
    </style:style>
    <style:style style:name="P28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30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1" style:family="paragraph" style:parent-style-name="Standard">
      <style:text-properties fo:font-weight="normal" style:font-weight-asian="normal" style:font-weight-complex="normal"/>
    </style:style>
    <style:style style:name="P32" style:family="paragraph" style:parent-style-name="Standard">
      <style:text-properties fo:language="en" fo:country="US" fo:font-weight="normal" style:font-weight-asian="normal" style:font-weight-complex="normal"/>
    </style:style>
    <style:style style:name="P33" style:family="paragraph" style:parent-style-name="Standard">
      <style:text-properties style:font-name="Times New Roman" fo:font-weight="bold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5" style:family="paragraph" style:parent-style-name="Standard">
      <style:text-properties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P38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language="en" fo:country="US" fo:font-weight="normal" style:font-name-asian="Times New Roman2" style:font-weight-asian="normal" style:font-name-complex="Times New Roman2" style:font-weight-complex="normal"/>
    </style:style>
    <style:style style:name="T15" style:family="text">
      <style:text-properties fo:color="#000000" style:font-name="Times New Roman2" fo:language="en" fo:country="US" fo:font-weight="bold" style:font-name-asian="Times New Roman2" style:font-weight-asian="bold" style:font-name-complex="Times New Roman2" style:font-weight-complex="bold"/>
    </style:style>
    <style:style style:name="T16" style:family="text">
      <style:text-properties fo:color="#000000" style:font-name="Times New Roman2" fo:font-weight="normal" style:font-name-asian="Times New Roman2" style:font-weight-asian="normal" style:font-name-complex="Times New Roman2" style:font-weight-complex="normal"/>
    </style:style>
    <style:style style:name="T17" style:family="text">
      <style:text-properties fo:color="#000000" style:font-name="Times New Roman2" fo:font-weight="bold" style:font-name-asian="Times New Roman2" style:font-weight-asian="bold" style:font-name-complex="Times New Roman2" style:font-weight-complex="bold"/>
    </style:style>
    <style:style style:name="T18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9" style:family="text">
      <style:text-properties fo:color="#000000" fo:language="en" fo:country="US" fo:font-weight="bold" style:font-weight-asian="bold" style:font-weight-complex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22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3" style:family="text">
      <style:text-properties fo:color="#000000" style:font-name="Times New Roman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6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7" style:family="text">
      <style:text-properties style:text-line-through-style="none" style:text-underline-style="none" fo:font-weight="normal" style:font-weight-asian="normal" style:font-weight-complex="normal"/>
    </style:style>
    <style:style style:name="T28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4" style:family="text">
      <style:text-properties fo:language="en" fo:country="US" style:font-name-asian="Bookman Old Style" style:font-name-complex="Bookman Old Style"/>
    </style:style>
    <style:style style:name="T35" style:family="text">
      <style:text-properties fo:language="en" fo:country="US" fo:font-weight="bold" style:font-name-asian="Bookman Old Style" style:font-weight-asian="bold" style:font-name-complex="Bookman Old Style" style:font-weight-complex="bold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style:font-name-asian="Bookman Old Style" style:font-name-complex="Bookman Old Style"/>
    </style:style>
    <style:style style:name="T38" style:family="text">
      <style:text-properties fo:language="ru" fo:country="RU"/>
    </style:style>
    <style:style style:name="T39" style:family="text"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name-asian="Bookman Old Style" style:font-weight-asian="bold" style:font-name-complex="Bookman Old Style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16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P13"><text:span text:style-name="T14">{$ReportClientAddr}</text:span><text:span text:style-name="T16"> </text:span></text:p>
            <text:p text:style-name="Standard"/>
          </table:table-cell>
        </table:table-row>
      </table:table>
      <text:p text:style-name="P1"><text:s/><text:span text:style-name="T24">CARGO SURVEY REPORT </text:span></text:p>
      <text:p text:style-name="P1"><text:span text:style-name="T25">№ </text:span><text:span text:style-name="T26">{$Report}</text:span></text:p>
      <text:p text:style-name="P12">ОТЧЕТ ОБ ИНСПЕКЦИИ ГРУЗА </text:p>
      <text:p text:style-name="P1"><text:span text:style-name="T25">№ </text:span><text:span text:style-name="T26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<text:span text:style-name="T40">Container: </text:span>{$number}</text:p>
          </table:table-cell>
          <table:table-cell table:style-name="Таблица2.A1" office:value-type="string">
            <text:p text:style-name="Standard"><text:span text:style-name="T40">Контейнер: </text:span>{$number}</text:p>
          </table:table-cell>
        </table:table-row>
        <table:table-row>
          <table:table-cell table:style-name="Таблица2.A1" office:value-type="string">
            <text:p text:style-name="Standard"><text:span text:style-name="T40">Seal</text:span>: <text:span text:style-name="T27">{$inspection.actualSeal}</text:span><text:span text:style-name="T29"> </text:span></text:p>
          </table:table-cell>
          <table:table-cell table:style-name="Таблица2.A1" office:value-type="string">
            <text:p text:style-name="Standard"><text:span text:style-name="T40">Пломба</text:span>: <text:span text:style-name="T28">{$inspection.actualSeal}</text:span></text:p>
          </table:table-cell>
        </table:table-row>
        <table:table-row>
          <table:table-cell table:style-name="Таблица2.A1" office:value-type="string">
            <text:p text:style-name="Standard"><text:span text:style-name="T40">Description of Goods</text:span><text:span text:style-name="T29">:</text:span></text:p>
            <text:p text:style-name="P31">{$actualCargoesEnglishName}</text:p>
          </table:table-cell>
          <table:table-cell table:style-name="Таблица2.A1" office:value-type="string">
            <text:p text:style-name="Standard"><text:span text:style-name="T40">Груз</text:span><text:span text:style-name="T29">: </text:span></text:p>
            <text:p text:style-name="P32">{$actualCargoesName}</text:p>
          </table:table-cell>
        </table:table-row>
        <table:table-row>
          <table:table-cell table:style-name="Таблица2.A1" office:value-type="string">
            <text:p text:style-name="Standard"><text:span text:style-name="T40">Vessel</text:span>: <text:span text:style-name="T30">{$voyage.vessel.name}</text:span></text:p>
            <text:p text:style-name="Standard"><text:span text:style-name="T35">Voyage number</text:span><text:span text:style-name="T33">:</text:span><text:span text:style-name="T29"> </text:span><text:span text:style-name="T32">{$voyage.number}</text:span></text:p>
          </table:table-cell>
          <table:table-cell table:style-name="Таблица2.A1" office:value-type="string">
            <text:p text:style-name="Standard"><text:span text:style-name="T40">Судно</text:span>: <text:span text:style-name="T33">{$voyage.vessel.name}</text:span></text:p>
            <text:p text:style-name="P11"><text:span text:style-name="T41">Номер рейса</text:span><text:span text:style-name="T30">: </text:span><text:span text:style-name="T33">{$voyage.number}</text:span></text:p>
          </table:table-cell>
        </table:table-row>
        <table:table-row>
          <table:table-cell table:style-name="Таблица2.A1" office:value-type="string">
            <text:p text:style-name="Standard"><text:span text:style-name="T40">Bill of Lading</text:span>: <text:span text:style-name="T29">{$billOfLadings}</text:span></text:p>
          </table:table-cell>
          <table:table-cell table:style-name="Таблица2.A1" office:value-type="string">
            <text:p text:style-name="Standard"><text:span text:style-name="T40">Коносамент</text:span>: <text:span text:style-name="T32">{$billOfLadings}</text:span></text:p>
          </table:table-cell>
        </table:table-row>
        <table:table-row>
          <table:table-cell table:style-name="Таблица2.A1" office:value-type="string">
            <text:p text:style-name="Standard"><text:span text:style-name="T21">Port and day of loading</text:span><text:span text:style-name="T22">: <text:s text:c="7"/></text:span><text:span text:style-name="T18"><text:s text:c="33"/>{$loadingPort.englishName}</text:span><text:span text:style-name="T22"> </text:span></text:p>
            <text:p text:style-name="Standard">{$loadingDate} </text:p>
          </table:table-cell>
          <table:table-cell table:style-name="Таблица2.A1" office:value-type="string">
            <text:p text:style-name="P9"><text:span text:style-name="T40">Порт и дата отгрузки</text:span>:</text:p>
            <text:p text:style-name="P10">{$loadingPort.name}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<text:span text:style-name="T40">Port and day of unloading</text:span>: <text:span text:style-name="T31"><text:s/></text:span></text:p>
            <text:p text:style-name="P6">{$dischargePort.englishName}</text:p>
            <text:p text:style-name="Standard">{$dischargeDate}</text:p>
          </table:table-cell>
          <table:table-cell table:style-name="Таблица2.A1" office:value-type="string">
            <text:p text:style-name="Standard"><text:span text:style-name="T40">Порт и дата выгрузки</text:span>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<text:span text:style-name="T40">Shipper:</text:span> {$cargoSuppliersEng}</text:p>
          </table:table-cell>
          <table:table-cell table:style-name="Таблица2.A1" office:value-type="string">
            <text:p text:style-name="Standard"><text:span text:style-name="T40">Отправитель:</text:span> <text:span text:style-name="T31">{$cargoSuppliers}</text:span></text:p>
          </table:table-cell>
        </table:table-row>
        <table:table-row>
          <table:table-cell table:style-name="Таблица2.A1" office:value-type="string">
            <text:p text:style-name="Standard"><text:span text:style-name="T40">Order</text:span> <text:span text:style-name="T40">№:</text:span> <text:span text:style-name="T37">{$orders}</text:span> <text:s/></text:p>
          </table:table-cell>
          <table:table-cell table:style-name="Таблица2.A1" office:value-type="string">
            <text:p text:style-name="Standard"><text:span text:style-name="T40">Заказ</text:span> <text:span text:style-name="T40">№:</text:span> <text:span text:style-name="T34">{$orders}</text:span> </text:p>
          </table:table-cell>
        </table:table-row>
        <table:table-row>
          <table:table-cell table:style-name="Таблица2.A1" office:value-type="string">
            <text:p text:style-name="Standard"><text:span text:style-name="T40">Invoice</text:span> <text:span text:style-name="T40">№:</text:span> <text:span text:style-name="T37">{$invoices}</text:span> <text:s/></text:p>
          </table:table-cell>
          <table:table-cell table:style-name="Таблица2.A1" office:value-type="string">
            <text:p text:style-name="Standard"><text:span text:style-name="T40">Инвойс</text:span> <text:span text:style-name="T40">№:</text:span> <text:span text:style-name="T34">{$invoices}</text:span> </text:p>
          </table:table-cell>
        </table:table-row>
        <table:table-row>
          <table:table-cell table:style-name="Таблица2.A1" office:value-type="string">
            <text:p text:style-name="Standard"><text:span text:style-name="T40">Receiver</text:span>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<text:span text:style-name="T40">Получатель</text:span>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<text:span text:style-name="T40">Date of inspection request</text:span><text:span text:style-name="T29">: </text:span><text:span text:style-name="T27">{$inspection.surveyRequestDate}</text:span></text:p>
          </table:table-cell>
          <table:table-cell table:style-name="Таблица2.A1" office:value-type="string">
            <text:p text:style-name="Standard"><text:span text:style-name="T40">Дата заявки на инспекцию</text:span>:<text:span text:style-name="T28">{$inspection.surveyRequestDate}</text:span></text:p>
          </table:table-cell>
        </table:table-row>
        <table:table-row>
          <table:table-cell table:style-name="Таблица2.A1" office:value-type="string">
            <text:p text:style-name="Standard"><text:span text:style-name="T40">Date of Survey Conducted</text:span><text:span text:style-name="T29">:</text:span><text:span text:style-name="T27">{$inspection.surveyDate}</text:span></text:p>
          </table:table-cell>
          <table:table-cell table:style-name="Таблица2.A1" office:value-type="string">
            <text:p text:style-name="Standard"><text:span text:style-name="T36">Дата проведения инспекции</text:span><text:span text:style-name="T31">:</text:span><text:span text:style-name="T28">{$inspection.surveyDate}</text:span></text:p>
          </table:table-cell>
        </table:table-row>
        <table:table-row>
          <table:table-cell table:style-name="Таблица2.A1" office:value-type="string">
            <text:p text:style-name="Standard"><text:span text:style-name="T40">Place of survey</text:span>: </text:p>
            <text:p text:style-name="P6">{$inspection.surveyPlace.englishName}</text:p>
          </table:table-cell>
          <table:table-cell table:style-name="Таблица2.A1" office:value-type="string">
            <text:p text:style-name="Standard"><text:span text:style-name="T40">Место инспекции</text:span>: </text:p>
            <text:p text:style-name="Standard">{$inspection.surveyPlace.russianName}</text:p>
          </table:table-cell>
        </table:table-row>
        <table:table-row>
          <table:table-cell table:style-name="Таблица2.A1" office:value-type="string">
            <text:p text:style-name="Standard"><text:span text:style-name="T40">Unloading on a warehouse/in a motor vehicle</text:span>:<text:span text:style-name="T39">{$inspection.unloadingPlaceEng}</text:span></text:p>
          </table:table-cell>
          <table:table-cell table:style-name="Таблица2.A1" office:value-type="string">
            <text:p text:style-name="Standard"><text:span text:style-name="T40">Выгрузка на склад/в автомашину</text:span>:<text:span text:style-name="T39">{$inspection.unloadingPlace}</text:span></text:p>
          </table:table-cell>
        </table:table-row>
        <text:soft-page-break/>
        <table:table-row>
          <table:table-cell table:style-name="Таблица2.A1" office:value-type="string">
            <text:p text:style-name="Standard">Type of packing:</text:p>
            <text:p text:style-name="P21">{$inspection.packageTypeEng}</text:p>
          </table:table-cell>
          <table:table-cell table:style-name="Таблица2.A1" office:value-type="string">
            <text:p text:style-name="Standard">Вид упаковки:</text:p>
            <text:p text:style-name="P21">{$inspection.packageType}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P33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7"/>
          </table:table-cell>
          <table:table-cell table:style-name="TableStickerA4.A1" office:value-type="string">
            <text:p text:style-name="P17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P13"><text:span text:style-name="T17">Shipping </text:span><text:span text:style-name="T15">m</text:span><text:span text:style-name="T17">ark</text:span><text:span text:style-name="T15">s</text:span><text:span text:style-name="T17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7"/>
          </table:table-cell>
          <table:table-cell table:style-name="TableShippingMark.A1" office:value-type="string">
            <text:p text:style-name="P17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34">Normative paper of survey / <text:span text:style-name="T23">Нормативный документ</text:span></text:p>
          </table:table-cell>
        </table:table-row>
      </table:table>
      <table:table table:name="ТаблицаNormativePaper" table:style-name="ТаблицаNormativePaper">
        <table:table-column table:style-name="ТаблицаNormativePaper.A"/>
        <table:table-column table:style-name="ТаблицаNormativePaper.B"/>
        <table:table-row>
          <table:table-cell table:style-name="ТаблицаNormativePaper.A1" table:number-columns-spanned="2" office:value-type="string">
            <text:p text:style-name="P34"/>
          </table:table-cell>
          <table:covered-table-cell/>
        </table:table-row>
        <table:table-row>
          <table:table-cell table:style-name="ТаблицаNormativePaper.A2" office:value-type="string">
            <text:p text:style-name="P19"/>
          </table:table-cell>
          <table:table-cell table:style-name="ТаблицаNormativePaper.B2" office:value-type="string">
            <text:p text:style-name="P19"/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<text:span text:style-name="T31">T</text:span>emperature <text:span text:style-name="T31">m</text:span>easurement / Замер температуры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31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22"/>
          </table:table-cell>
          <table:table-cell table:style-name="TableMeasurementTemperature.C2" office:value-type="string">
            <text:p text:style-name="Standard"><text:span text:style-name="T31">Temperature measurement result, </text:span>°C / Результат замера температуры, °C </text:p>
          </table:table-cell>
        </table:table-row>
        <table:table-row>
          <table:table-cell table:style-name="TableMeasurementTemperature.A3" office:value-type="string">
            <text:p text:style-name="P18"/>
          </table:table-cell>
          <table:table-cell table:style-name="TableMeasurementTemperature.A3" office:value-type="string">
            <text:p text:style-name="P17"/>
          </table:table-cell>
          <table:table-cell table:style-name="TableMeasurementTemperature.C3" office:value-type="string">
            <text:p text:style-name="P17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23"/>
          </table:table-cell>
        </table:table-row>
        <table:table-row>
          <table:table-cell table:style-name="TableMobileThermoUnit.A2" office:value-type="string">
            <text:p text:style-name="P23"/>
          </table:table-cell>
        </table:table-row>
      </table:table>
      <text:p text:style-name="P3"/>
      <table:table table:name="TableCargoDigitalData" table:style-name="TableCargoDigitalData">
        <table:table-column table:style-name="TableCargoDigitalData.A"/>
        <table:table-row>
          <table:table-cell table:style-name="TableCargoDigitalData.A1" office:value-type="string">
            <text:p text:style-name="P29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8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8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31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, <text:span text:style-name="T31">kg</text:span> / Брутто, кг</text:p>
          </table:table-cell>
          <table:table-cell table:style-name="TableCargoAmount.A2" office:value-type="string">
            <text:p text:style-name="Standard">Net, <text:span text:style-name="T31">kg</text:span> / <text:span text:style-name="T38">Нетто, кг</text:span></text:p>
          </table:table-cell>
          <table:table-cell table:style-name="TableCargoAmount.G2" office:value-type="string">
            <text:p text:style-name="Standard"><text:span text:style-name="T31">Tare, kg </text:span>/ </text:p>
            <text:p text:style-name="Standard">Тара, кг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22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7">Defects / <text:span text:style-name="T38">Повреждения</text:span>:</text:p>
          </table:table-cell>
          <table:covered-table-cell/>
        </table:table-row>
        <text:soft-page-break/>
        <table:table-row>
          <table:table-cell table:style-name="TableDefects.A2" office:value-type="string">
            <text:p text:style-name="P7">Calibre / <text:span text:style-name="T38">Калибр</text:span></text:p>
          </table:table-cell>
          <table:table-cell table:style-name="TableDefects.B2" office:value-type="string">
            <text:p text:style-name="P7">Package amount / <text:span text:style-name="T38">Упаковок</text:span></text:p>
          </table:table-cell>
        </table:table-row>
        <table:table-row>
          <table:table-cell table:style-name="TableDefects.A3" office:value-type="string">
            <text:p text:style-name="P17"/>
          </table:table-cell>
          <table:table-cell table:style-name="TableDefects.B3" office:value-type="string">
            <text:p text:style-name="P17"/>
          </table:table-cell>
        </table:table-row>
      </table:table>
      <text:p text:style-name="P4"/>
      <table:table table:name="TableDefectsByClass" table:style-name="TableDefectsByClass">
        <table:table-column table:style-name="TableDefectsByClass.A"/>
        <table:table-column table:style-name="TableDefectsByClass.B"/>
        <table:table-column table:style-name="TableDefectsByClass.C"/>
        <table:table-row>
          <table:table-cell table:style-name="TableDefectsByClass.A1" table:number-columns-spanned="3" office:value-type="string">
            <text:p text:style-name="P27">Typical defects / <text:span text:style-name="T38">Типичные дефекты</text:span></text:p>
          </table:table-cell>
          <table:covered-table-cell/>
          <table:covered-table-cell/>
        </table:table-row>
        <table:table-row>
          <table:table-cell table:style-name="TableDefectsByClass.A2" office:value-type="string">
            <text:p text:style-name="Table_20_Contents"/>
          </table:table-cell>
          <table:table-cell table:style-name="TableDefectsByClass.A2" office:value-type="string">
            <text:p text:style-name="Table_20_Contents"/>
          </table:table-cell>
          <table:table-cell table:style-name="TableDefectsByClass.C2" office:value-type="string">
            <text:p text:style-name="Table_20_Contents"/>
          </table:table-cell>
        </table:table-row>
      </table:table>
      <text:p text:style-name="P4"/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7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24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7"/>
          </table:table-cell>
          <table:table-cell table:style-name="TableRipeness.B3" office:value-type="string">
            <text:p text:style-name="P17"/>
          </table:table-cell>
          <table:table-cell table:style-name="TableRipeness.B3" office:value-type="string">
            <text:p text:style-name="P17"/>
          </table:table-cell>
          <table:table-cell table:style-name="TableRipeness.B3" office:value-type="string">
            <text:p text:style-name="P17"/>
          </table:table-cell>
          <table:table-cell table:style-name="TableRipeness.F3" office:value-type="string">
            <text:p text:style-name="P17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20">Condition of </text:span><text:span text:style-name="T19">Package</text:span><text:span text:style-name="T20">. </text:span></text:p>
            <text:p text:style-name="P21">{$inspection.packageStateEng}</text:p>
          </table:table-cell>
          <table:table-cell office:value-type="string">
            <text:p text:style-name="P25">Состояние упаковки:</text:p>
            <text:p text:style-name="P21">{$inspection.packageState}</text:p>
          </table:table-cell>
        </table:table-row>
        <table:table-row>
          <table:table-cell office:value-type="string">
            <text:p text:style-name="P20">InspectorConclusion:</text:p>
            <text:p text:style-name="P21">{$inspection.surveyorConclusionEng}</text:p>
          </table:table-cell>
          <table:table-cell office:value-type="string">
            <text:p text:style-name="P25">Заключение инспектора:</text:p>
            <text:p text:style-name="P21">{$inspection.surveyorConclusion}</text:p>
          </table:table-cell>
        </table:table-row>
      </table:table>
      <text:p text:style-name="P3"/>
      <text:p text:style-name="P3"/>
      <text:p text:style-name="P30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26">Pictures / <text:span text:style-name="T38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  <table:table table:name="TableQualityExpertise" table:style-name="TableQualityExpertise">
        <table:table-column table:style-name="TableQualityExpertise.A"/>
        <table:table-column table:style-name="TableQualityExpertise.B"/>
        <table:table-row>
          <table:table-cell table:style-name="TableQualityExpertise.A1" table:number-columns-spanned="2" office:value-type="string">
            <text:p text:style-name="P8">Quality expertise / Экспертиза качества</text:p>
          </table:table-cell>
          <table:covered-table-cell/>
        </table:table-row>
        <table:table-row>
          <table:table-cell table:style-name="TableQualityExpertise.A1" office:value-type="string">
            <text:p text:style-name="Table_20_Contents"/>
          </table:table-cell>
          <table:table-cell table:style-name="TableQualityExpertise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8.018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6.685cm"/>
    </style:style>
    <style:style style:name="Таблица3.A1" style:family="table-cell">
      <style:table-cell-properties fo:padding="0cm" fo:border="none"/>
    </style:style>
    <style:style style:name="Таблица3.A2" style:family="table-cell">
      <style:table-cell-properties style:vertical-align="bottom"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MP6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2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2" office:value-type="string">
              <text:p text:style-name="MP4"><text:span text:style-name="MT3"><text:s text:c="3"/>Тел: 8 918 644 46 28</text:span> </text:p>
            </table:table-cell>
            <table:table-cell table:style-name="Таблица3.A2" office:value-type="string">
              <text:p text:style-name="MP5">Phone/fax: (8617) 71-04-04</text:p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6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12T12:45:53.44</dc:date>
    <meta:editing-duration>P11DT7H16M18S</meta:editing-duration>
    <meta:editing-cycles>205</meta:editing-cycles>
    <meta:generator>LibreOffice/3.3$Win32 LibreOffice_project/330m19$Build-202</meta:generator>
    <meta:document-statistic meta:table-count="18" meta:image-count="1" meta:object-count="0" meta:page-count="4" meta:paragraph-count="113" meta:word-count="336" meta:character-count="3118"/>
  </office:meta>
</office:document-meta>
</file>